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8" draw:id="id8" draw:layer="layout" svg:width="4.6cm" svg:height="1.5cm" svg:x="3.2cm" svg:y="1.2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.6cm" svg:height="1cm" svg:x="7.9cm" svg:y="4.7cm">
          <text:p text:style-name="P1">Grou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.6cm" svg:height="1cm" svg:x="0.3cm" svg:y="5.5cm">
          <text:p text:style-name="P1">Install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.1cm" svg:height="1.05cm" svg:x="0cm" svg:y="8.8cm">
          <text:p text:style-name="P1">Windo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cm" svg:height="1cm" svg:x="4cm" svg:y="8.7cm">
          <text:p text:style-name="P1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4cm" svg:height="1cm" svg:x="12.7cm" svg:y="7.325cm">
          <text:p text:style-name="P1">Pag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7cm" svg:height="1cm" svg:x="9.6cm" svg:y="7.325cm">
          <text:p text:style-name="P1">Modu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4cm" svg:height="1.45cm" svg:x="5.1cm" svg:y="7.1cm">
          <text:p text:style-name="P1">Item Grou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2cm" svg:y1="5.7cm" svg:x2="13.9cm" svg:y2="7.325cm" draw:start-shape="id1" draw:start-glue-point="8" draw:end-shape="id2" draw:end-glue-point="4" svg:d="m10200 5700 3700 1625">
          <text:p/>
        </draw:connector>
        <draw:connector draw:style-name="gr2" draw:text-style-name="P1" draw:layer="layout" draw:type="line" svg:x1="10.2cm" svg:y1="5.7cm" svg:x2="10.95cm" svg:y2="7.325cm" draw:start-shape="id1" draw:start-glue-point="8" draw:end-shape="id3" draw:end-glue-point="4" svg:d="m10200 5700 750 1625">
          <text:p/>
        </draw:connector>
        <draw:connector draw:style-name="gr2" draw:text-style-name="P1" draw:layer="layout" draw:type="line" svg:x1="10.2cm" svg:y1="5.7cm" svg:x2="7.3cm" svg:y2="7.1cm" draw:start-shape="id1" draw:start-glue-point="8" draw:end-shape="id4" draw:end-glue-point="4" svg:d="m10200 5700-2900 1400">
          <text:p/>
        </draw:connector>
        <draw:connector draw:style-name="gr2" draw:text-style-name="P1" draw:layer="layout" draw:type="line" svg:x1="2.6cm" svg:y1="6.5cm" svg:x2="5cm" svg:y2="8.7cm" draw:start-shape="id5" draw:start-glue-point="8" draw:end-shape="id6" draw:end-glue-point="4" svg:d="m2600 6500 2400 2200">
          <text:p/>
        </draw:connector>
        <draw:connector draw:style-name="gr2" draw:text-style-name="P1" draw:layer="layout" draw:type="line" svg:x1="2.6cm" svg:y1="6.5cm" svg:x2="1.55cm" svg:y2="8.8cm" draw:start-shape="id5" draw:start-glue-point="8" draw:end-shape="id7" draw:end-glue-point="4" svg:d="m2600 6500-1050 2300">
          <text:p/>
        </draw:connector>
        <draw:connector draw:style-name="gr2" draw:text-style-name="P1" draw:layer="layout" draw:type="line" svg:x1="5.5cm" svg:y1="2.7cm" svg:x2="2.6cm" svg:y2="5.5cm" draw:start-shape="id8" draw:start-glue-point="8" draw:end-shape="id5" draw:end-glue-point="4" svg:d="m5500 2700-2900 2800">
          <text:p/>
        </draw:connector>
        <draw:connector draw:style-name="gr2" draw:text-style-name="P1" draw:layer="layout" draw:type="line" svg:x1="5.5cm" svg:y1="2.7cm" svg:x2="10.2cm" svg:y2="4.7cm" draw:start-shape="id8" draw:start-glue-point="8" draw:end-shape="id1" draw:end-glue-point="4" svg:d="m5500 2700 4700 20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5T17:02:11</meta:creation-date>
    <dc:date>2012-04-25T17:24:30</dc:date>
    <meta:editing-duration>PT22M20S</meta:editing-duration>
    <meta:editing-cycles>3</meta:editing-cycles>
    <meta:generator>LibreOffice/3.4$Unix LibreOffice_project/340m1$Build-1206</meta:generator>
    <meta:document-statistic meta:object-count="15"/>
  </office:meta>
</office:document-meta>
</file>